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AC07D250018F3F9A0E.png" manifest:media-type="image/png"/>
  <manifest:file-entry manifest:full-path="Pictures/10000001000001BC000000679CA05991D0F65716.png" manifest:media-type="image/png"/>
  <manifest:file-entry manifest:full-path="Pictures/10000000000000C8000001A6F6F60CFF231267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="solid" draw:fill-color="#1c1c1c" draw:textarea-horizontal-align="left" draw:textarea-vertical-align="top" draw:auto-grow-height="false" fo:min-height="7.016cm" fo:min-width="13.2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104cm" fo:min-width="2.35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999999" draw:marker-start-width="0.321cm" draw:marker-end-width="0.321cm" draw:fill-color="#333333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middle" draw:auto-grow-height="false" fo:min-height="1.05cm" fo:min-width="2.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ea7500" draw:marker-start-width="0.321cm" draw:marker-end-width="0.321cm" draw:fill-color="#7b3d00" draw:textarea-horizontal-align="justify" draw:textarea-vertical-align="top" draw:auto-grow-height="false" fo:min-height="4.097cm" fo:min-width="6.182cm" fo:padding-top="0.1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ed4c05" draw:marker-start-width="0.321cm" draw:marker-end-width="0.321cm" draw:fill-color="#813709" draw:textarea-horizontal-align="justify" draw:textarea-vertical-align="top" draw:auto-grow-height="false" fo:min-height="1.222cm" fo:min-width="3.372cm" fo:padding-top="0.1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ed4c05" draw:marker-start-width="0.321cm" draw:marker-end-width="0.321cm" draw:fill-color="#813709" draw:textarea-horizontal-align="left" draw:textarea-vertical-align="top" draw:auto-grow-height="false" fo:min-height="3.412cm" fo:min-width="1.262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ea7500" draw:marker-start-width="0.321cm" draw:marker-end="Triangle" draw:marker-end-width="0.3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ed4c05" draw:marker-start-width="0.321cm" draw:marker-end="Triangle" draw:marker-end-width="0.3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ea7500" draw:marker-start="Triangle" draw:marker-start-width="0.3cm" draw:marker-end="Triangle" draw:marker-end-width="0.3cm" draw:fill="none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2" style:family="paragraph">
      <loext:graphic-properties draw:fill="solid" draw:fill-color="#1c1c1c"/>
      <style:paragraph-properties fo:text-align="center" style:writing-mode="lr-tb"/>
      <style:text-properties fo:color="#b2b2b2" loext:opacity="100%" style:font-name="Source Sans Pro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333333"/>
      <style:paragraph-properties fo:text-align="center" style:writing-mode="lr-tb"/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813709"/>
      <style:paragraph-properties fo:text-align="center" style:writing-mode="lr-tb"/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-color="#7b3d00"/>
      <style:paragraph-properties fo:text-align="center" style:writing-mode="lr-tb"/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813709"/>
      <style:paragraph-properties fo:text-align="center" style:writing-mode="lr-tb"/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b2b2b2" loext:opacity="100%" style:font-name="Source Sans Pro" fo:font-weight="bold" style:font-weight-asian="bold" style:font-weight-complex="bold"/>
    </style:style>
    <style:style style:name="T2" style:family="text">
      <style:text-properties fo:color="#eeeeee" loext:opacity="100%" style:font-name="Source Sans Pr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b2b2b2" loext:opacity="100%" style:font-name="Source Sans Pro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eeeeee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b2b2b2" loext:opacity="100%" style:font-name="Source Sans Pro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7.5cm" svg:x="0.1cm" svg:y="1cm">
          <text:p text:style-name="P1"><text:span text:style-name="T1">Private Server</text:span></text:p>
          <draw:enhanced-geometry svg:viewBox="0 0 21600 21600" draw:path-stretchpoint-x="10800" draw:path-stretchpoint-y="10800" draw:text-areas="?f3 ?f4 ?f5 ?f6" draw:type="round-rectangle" draw:modifiers="762.263263145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3cm" svg:height="1.5cm" svg:x="5.6cm" svg:y="1.5cm">
          <text:p text:style-name="P3"><text:span text:style-name="T2">MusicDB</text:span></text:p>
          <text:p text:style-name="P3"><text:span text:style-name="T2">WebUI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cm" svg:height="1.5cm" svg:x="5.6cm" svg:y="5.5cm">
          <draw:glue-point draw:id="4" svg:x="5cm" svg:y="-2.333cm"/>
          <draw:glue-point draw:id="5" svg:x="5cm" svg:y="2.333cm"/>
          <text:p text:style-name="P3"><text:span text:style-name="T2">MusicDB</text:span></text:p>
          <text:p text:style-name="P3"><text:span text:style-name="T2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3cm" svg:height="1.5cm" svg:x="10.6cm" svg:y="1.5cm">
          <text:p text:style-name="P5"><text:span text:style-name="T3">HTTP</text:span></text:p>
          <text:p text:style-name="P5"><text:span text:style-name="T3">Server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3cm" svg:height="1.5cm" svg:x="10.6cm" svg:y="6.5cm">
          <text:p text:style-name="P5"><text:span text:style-name="T3">Icecast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8" draw:id="id8" draw:layer="layout" svg:width="3cm" svg:height="1.5cm" svg:x="0.6cm" svg:y="5.5cm">
          <text:p text:style-name="P3"><text:span text:style-name="T2">Music Directory</text:span></text:p>
          <draw:enhanced-geometry svg:viewBox="0 0 21600 21600" draw:path-stretchpoint-x="10800" draw:path-stretchpoint-y="10800" draw:text-areas="?f3 ?f4 ?f5 ?f6" draw:type="round-rectangle" draw:modifiers="2993.20453031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" draw:id="id5" draw:layer="layout" svg:width="6.9cm" svg:height="4.5cm" svg:x="16.6cm" svg:y="0.1cm">
          <draw:glue-point draw:id="4" svg:x="-5cm" svg:y="-2.333cm" draw:escape-direction="left"/>
          <draw:glue-point draw:id="5" svg:x="-5cm" svg:y="2.333cm" draw:escape-direction="left"/>
          <text:p text:style-name="P8"><text:span text:style-name="T4">Web Browser</text:span></text:p>
          <draw:enhanced-geometry svg:viewBox="0 0 21600 21600" draw:path-stretchpoint-x="10800" draw:path-stretchpoint-y="10800" draw:text-areas="?f3 ?f4 ?f5 ?f6" draw:type="round-rectangle" draw:modifiers="1133.71657085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4cm" svg:height="1.6cm" svg:x="16.6cm" svg:y="7.8cm">
          <text:p text:style-name="P10"><text:span text:style-name="T5">Audio Player</text:span></text:p>
          <draw:enhanced-geometry svg:viewBox="0 0 21600 21600" draw:path-stretchpoint-x="10800" draw:path-stretchpoint-y="10800" draw:text-areas="?f3 ?f4 ?f5 ?f6" draw:type="round-rectangle" draw:modifiers="2833.229231730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7" draw:id="id7" draw:layer="layout" svg:width="1.9cm" svg:height="3.8cm" svg:x="21.6cm" svg:y="5.6cm">
          <text:p text:style-name="P3"><text:span text:style-name="T2">Smart Phone</text:span></text:p>
          <draw:enhanced-geometry svg:viewBox="0 0 21600 21600" draw:path-stretchpoint-x="10800" draw:path-stretchpoint-y="10800" draw:text-areas="?f3 ?f4 ?f5 ?f6" draw:type="round-rectangle" draw:modifiers="2386.11257233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type="curve" svg:x1="8.6cm" svg:y1="2.25cm" svg:x2="10.6cm" svg:y2="2.25cm" draw:start-shape="id1" draw:start-glue-point="1" draw:end-shape="id2" draw:end-glue-point="3" svg:d="M8600 2250h2000" svg:viewBox="0 0 2001 1">
          <text:p/>
        </draw:connector>
        <draw:connector draw:style-name="gr10" draw:text-style-name="P12" draw:layer="layout" draw:type="curve" svg:x1="8.6cm" svg:y1="6.599cm" svg:x2="10.6cm" svg:y2="7.25cm" draw:start-shape="id3" draw:start-glue-point="5" draw:end-shape="id4" draw:end-glue-point="3" svg:d="M8600 6599c1501 0 502 651 2000 651" svg:viewBox="0 0 2001 652">
          <text:p/>
        </draw:connector>
        <draw:connector draw:style-name="gr11" draw:text-style-name="P12" draw:layer="layout" draw:type="curve" draw:line-skew="1.699cm" svg:x1="8.6cm" svg:y1="5.901cm" svg:x2="16.6cm" svg:y2="2.35cm" draw:start-shape="id3" draw:start-glue-point="4" draw:end-shape="id5" draw:end-glue-point="3" svg:d="M8600 5901c8550 0 4550-3551 8000-3551" svg:viewBox="0 0 8001 3552">
          <text:p/>
        </draw:connector>
        <draw:connector draw:style-name="gr9" draw:text-style-name="P12" draw:layer="layout" draw:type="curve" svg:x1="13.6cm" svg:y1="2.25cm" svg:x2="16.6cm" svg:y2="1.301cm" draw:start-shape="id2" draw:start-glue-point="1" draw:end-shape="id5" draw:end-glue-point="4" svg:d="M13600 2250c2251 0 752-949 3000-949" svg:viewBox="0 0 3001 950">
          <text:p/>
        </draw:connector>
        <draw:connector draw:style-name="gr10" draw:text-style-name="P12" draw:layer="layout" draw:type="curve" svg:x1="13.6cm" svg:y1="7.25cm" svg:x2="16.6cm" svg:y2="3.399cm" draw:start-shape="id4" draw:start-glue-point="1" draw:end-shape="id5" draw:end-glue-point="5" svg:d="M13600 7250c2251 0 752-3851 3000-3851" svg:viewBox="0 0 3001 3852">
          <text:p/>
        </draw:connector>
        <draw:connector draw:style-name="gr10" draw:text-style-name="P12" draw:layer="layout" draw:type="curve" svg:x1="13.6cm" svg:y1="7.25cm" svg:x2="16.6cm" svg:y2="8.6cm" draw:start-shape="id4" draw:start-glue-point="1" draw:end-shape="id6" draw:end-glue-point="3" svg:d="M13600 7250c2251 0 752 1350 3000 1350" svg:viewBox="0 0 3001 1351">
          <text:p/>
        </draw:connector>
        <draw:connector draw:style-name="gr10" draw:text-style-name="P12" draw:layer="layout" draw:type="curve" svg:x1="13.6cm" svg:y1="7.25cm" svg:x2="21.6cm" svg:y2="7.5cm" draw:start-shape="id4" draw:start-glue-point="1" draw:end-shape="id7" draw:end-glue-point="3" svg:d="M13600 7250c6001 0 2002 250 8000 250" svg:viewBox="0 0 8001 251">
          <text:p/>
        </draw:connector>
        <draw:connector draw:style-name="gr10" draw:text-style-name="P12" draw:layer="layout" draw:type="curve" svg:x1="3.6cm" svg:y1="6.25cm" svg:x2="5.6cm" svg:y2="6.25cm" draw:start-shape="id8" draw:start-glue-point="1" draw:end-shape="id3" draw:end-glue-point="3" svg:d="M3600 6250h2000" svg:viewBox="0 0 2001 1">
          <text:p/>
        </draw:connector>
        <draw:frame draw:style-name="gr12" draw:text-style-name="P12" draw:layer="layout" svg:width="1.692cm" svg:height="3.572cm" svg:x="21.704cm" svg:y="5.714cm">
          <draw:image xlink:href="Pictures/10000000000000C8000001A6F6F60CFF23126705.jpg" xlink:type="simple" xlink:show="embed" xlink:actuate="onLoad" draw:mime-type="image/jpeg">
            <text:p/>
          </draw:image>
        </draw:frame>
        <draw:frame draw:style-name="gr12" draw:text-style-name="P12" draw:layer="layout" svg:width="3.758cm" svg:height="0.871cm" svg:x="16.7cm" svg:y="8.429cm">
          <draw:image xlink:href="Pictures/10000001000001BC000000679CA05991D0F65716.png" xlink:type="simple" xlink:show="embed" xlink:actuate="onLoad" draw:mime-type="image/png">
            <text:p/>
          </draw:image>
        </draw:frame>
        <draw:frame draw:style-name="gr12" draw:text-style-name="P12" draw:layer="layout" svg:width="7.2cm" svg:height="4.127cm" svg:x="16.452cm" svg:y="0.638cm">
          <draw:image xlink:href="Pictures/100000010000012C000000AC07D250018F3F9A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.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14:40:58.090365702</meta:creation-date>
    <dc:date>2022-01-07T15:40:13.336590539</dc:date>
    <meta:editing-duration>PT28M10S</meta:editing-duration>
    <meta:editing-cycles>12</meta:editing-cycles>
    <meta:generator>LibreOffice/7.2.4.1$Linux_X86_64 LibreOffice_project/20$Build-1</meta:generator>
    <meta:document-statistic meta:object-count="20"/>
  </office:meta>
</office:document-meta>
</file>